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Title2">
      <style:paragraph-properties fo:text-align="start" style:justify-single-word="false"/>
      <style:text-properties fo:font-size="11pt" fo:font-weight="bold" officeooo:paragraph-rsid="000058a1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58a1" style:font-name="Arial" style:font-size-asian="11pt" style:font-size-complex="11pt"/>
    </style:style>
    <style:style style:family="paragraph" style:name="P5" style:parent-style-name="Standard">
      <style:text-properties officeooo:paragraph-rsid="000058a1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58a1" style:font-name="Arial" style:font-size-asian="10pt" style:font-size-complex="10pt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058a1" style:font-name="arial" style:font-size-asian="11pt" style:font-size-complex="11pt"/>
    </style:style>
    <style:style style:family="paragraph" style:name="P9" style:parent-style-name="UrbanTitle3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2pt" fo:font-weight="normal" style:font-size-asian="12pt" style:font-size-complex="12pt" style:font-weight-asian="normal" style:font-weight-complex="normal"/>
    </style:style>
    <style:style style:family="text" style:name="T15">
      <style:text-properties fo:font-weight="normal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16">do text</text:span></text:p><text:p text:style-name="P10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SPW DGO4</text:p>
            <text:p text:style-name="P8">Direction générale opérationnelle</text:p>
            <text:p text:style-name="P8">Aménagement du Territoire, Logement, Patrimoine et Energie</text:p>
            <text:p text:style-name="P8">Place Léopold, 3 – Immeuble « BIBOT »</text:p>
            <text:p text:style-name="P8">5000 Namur</text:p>
            <text:p text:style-name="P3"><text:span text:style-name="T4">RECOMMANDE</text:span></text:p>
          </table:table-cell>
        </table:table-row>
      </table:table>
      <text:p text:style-name="P5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reference, format='odt')</text:span></text:p></office:annotation>Import depuis reference.odt</text:p>
      <text:p text:style-name="P9">Vos références : <text:text-input text:description="Référence DGATLP">self.getReferenceDGATLP() </text:text-input></text:p>
      <text:p text:style-name="P9"/>
      <text:p text:style-name="P7"><office:annotation><dc:creator>Gauthier Bastien</dc:creator><dc:date>2011-02-16T16:12:24</dc:date><text:p text:style-name="P10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7"><text:span text:style-name="T7">Objet :</text:span> <text:text-input text:description="Objet des travaux">self.getLicenceSubject()</text:text-input></text:p>
      <text:p text:style-name="P7"><text:span text:style-name="T7">Situation :</text:span> <text:text-input text:description="Situation des travaux">self.getWorkLocationSignaletic()</text:text-input></text:p>
      <text:p text:style-name="P7"><text:span text:style-name="T7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15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Title2">
      <style:paragraph-properties fo:text-align="start" style:justify-single-word="false"/>
      <style:text-properties fo:font-size="11pt" fo:font-weight="bold" officeooo:paragraph-rsid="000058a1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58a1" style:font-name="Arial" style:font-size-asian="11pt" style:font-size-complex="11pt"/>
    </style:style>
    <style:style style:family="paragraph" style:name="P5" style:parent-style-name="Standard">
      <style:text-properties officeooo:paragraph-rsid="000058a1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58a1" style:font-name="Arial" style:font-size-asian="10pt" style:font-size-complex="10pt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058a1" style:font-name="arial" style:font-size-asian="11pt" style:font-size-complex="11pt"/>
    </style:style>
    <style:style style:family="paragraph" style:name="P9" style:parent-style-name="UrbanTitle3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2pt" fo:font-weight="normal" style:font-size-asian="12pt" style:font-size-complex="12pt" style:font-weight-asian="normal" style:font-weight-complex="normal"/>
    </style:style>
    <style:style style:family="text" style:name="T15">
      <style:text-properties fo:font-weight="normal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16">do text</text:span></text:p><text:p text:style-name="P10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SPW DGO4</text:p>
            <text:p text:style-name="P8">Direction générale opérationnelle</text:p>
            <text:p text:style-name="P8">Aménagement du Territoire, Logement, Patrimoine et Energie</text:p>
            <text:p text:style-name="P8">Place Léopold, 3 – Immeuble « BIBOT »</text:p>
            <text:p text:style-name="P8">5000 Namur</text:p>
            <text:p text:style-name="P3"><text:span text:style-name="T4">RECOMMANDE</text:span></text:p>
          </table:table-cell>
        </table:table-row>
      </table:table>
      <text:p text:style-name="P5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reference, format='odt')</text:span></text:p></office:annotation>Import depuis reference.odt</text:p>
      <text:p text:style-name="P9">Vos références : <text:text-input text:description="Référence DGATLP">self.getReferenceDGATLP() </text:text-input></text:p>
      <text:p text:style-name="P9"/>
      <text:p text:style-name="P7"><office:annotation><dc:creator>Gauthier Bastien</dc:creator><dc:date>2011-02-16T16:12:24</dc:date><text:p text:style-name="P10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7"><text:span text:style-name="T7">Objet :</text:span> <text:text-input text:description="Objet des travaux">self.getLicenceSubject()</text:text-input></text:p>
      <text:p text:style-name="P7"><text:span text:style-name="T7">Situation :</text:span> <text:text-input text:description="Situation des travaux">self.getWorkLocationSignaletic()</text:text-input></text:p>
      <text:p text:style-name="P7"><text:span text:style-name="T7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15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Title2">
      <style:paragraph-properties fo:text-align="start" style:justify-single-word="false"/>
      <style:text-properties fo:font-size="11pt" fo:font-weight="bold" officeooo:paragraph-rsid="000058a1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58a1" style:font-name="Arial" style:font-size-asian="11pt" style:font-size-complex="11pt"/>
    </style:style>
    <style:style style:family="paragraph" style:name="P5" style:parent-style-name="Standard">
      <style:text-properties officeooo:paragraph-rsid="000058a1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58a1" style:font-name="Arial" style:font-size-asian="10pt" style:font-size-complex="10pt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058a1" style:font-name="arial" style:font-size-asian="11pt" style:font-size-complex="11pt"/>
    </style:style>
    <style:style style:family="paragraph" style:name="P9" style:parent-style-name="UrbanTitle3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2pt" fo:font-weight="normal" style:font-size-asian="12pt" style:font-size-complex="12pt" style:font-weight-asian="normal" style:font-weight-complex="normal"/>
    </style:style>
    <style:style style:family="text" style:name="T15">
      <style:text-properties fo:font-weight="normal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16">do text</text:span></text:p><text:p text:style-name="P10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SPW DGO4</text:p>
            <text:p text:style-name="P8">Direction générale opérationnelle</text:p>
            <text:p text:style-name="P8">Aménagement du Territoire, Logement, Patrimoine et Energie</text:p>
            <text:p text:style-name="P8">Place Léopold, 3 – Immeuble « BIBOT »</text:p>
            <text:p text:style-name="P8">5000 Namur</text:p>
            <text:p text:style-name="P3"><text:span text:style-name="T4">RECOMMANDE</text:span></text:p>
          </table:table-cell>
        </table:table-row>
      </table:table>
      <text:p text:style-name="P5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reference, format='odt')</text:span></text:p></office:annotation>Import depuis reference.odt</text:p>
      <text:p text:style-name="P9">Vos références : <text:text-input text:description="Référence DGATLP">self.getReferenceDGATLP() </text:text-input></text:p>
      <text:p text:style-name="P9"/>
      <text:p text:style-name="P7"><office:annotation><dc:creator>Gauthier Bastien</dc:creator><dc:date>2011-02-16T16:12:24</dc:date><text:p text:style-name="P10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7"><text:span text:style-name="T7">Objet :</text:span> <text:text-input text:description="Objet des travaux">self.getLicenceSubject()</text:text-input></text:p>
      <text:p text:style-name="P7"><text:span text:style-name="T7">Situation :</text:span> <text:text-input text:description="Situation des travaux">self.getWorkLocationSignaletic()</text:text-input></text:p>
      <text:p text:style-name="P7"><text:span text:style-name="T7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15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Title2">
      <style:paragraph-properties fo:text-align="start" style:justify-single-word="false"/>
      <style:text-properties fo:font-size="11pt" fo:font-weight="bold" officeooo:paragraph-rsid="000058a1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58a1" style:font-name="Arial" style:font-size-asian="11pt" style:font-size-complex="11pt"/>
    </style:style>
    <style:style style:family="paragraph" style:name="P5" style:parent-style-name="Standard">
      <style:text-properties officeooo:paragraph-rsid="000058a1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58a1" style:font-name="Arial" style:font-size-asian="10pt" style:font-size-complex="10pt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058a1" style:font-name="arial" style:font-size-asian="11pt" style:font-size-complex="11pt"/>
    </style:style>
    <style:style style:family="paragraph" style:name="P9" style:parent-style-name="UrbanTitle3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2pt" fo:font-weight="normal" style:font-size-asian="12pt" style:font-size-complex="12pt" style:font-weight-asian="normal" style:font-weight-complex="normal"/>
    </style:style>
    <style:style style:family="text" style:name="T15">
      <style:text-properties fo:font-weight="normal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16">do text</text:span></text:p><text:p text:style-name="P10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SPW DGO4</text:p>
            <text:p text:style-name="P8">Direction générale opérationnelle</text:p>
            <text:p text:style-name="P8">Aménagement du Territoire, Logement, Patrimoine et Energie</text:p>
            <text:p text:style-name="P8">Place Léopold, 3 – Immeuble « BIBOT »</text:p>
            <text:p text:style-name="P8">5000 Namur</text:p>
            <text:p text:style-name="P3"><text:span text:style-name="T4">RECOMMANDE</text:span></text:p>
          </table:table-cell>
        </table:table-row>
      </table:table>
      <text:p text:style-name="P5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reference, format='odt')</text:span></text:p></office:annotation>Import depuis reference.odt</text:p>
      <text:p text:style-name="P9">Vos références : <text:text-input text:description="Référence DGATLP">self.getReferenceDGATLP() </text:text-input></text:p>
      <text:p text:style-name="P9"/>
      <text:p text:style-name="P7"><office:annotation><dc:creator>Gauthier Bastien</dc:creator><dc:date>2011-02-16T16:12:24</dc:date><text:p text:style-name="P10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7"><text:span text:style-name="T7">Objet :</text:span> <text:text-input text:description="Objet des travaux">self.getLicenceSubject()</text:text-input></text:p>
      <text:p text:style-name="P7"><text:span text:style-name="T7">Situation :</text:span> <text:text-input text:description="Situation des travaux">self.getWorkLocationSignaletic()</text:text-input></text:p>
      <text:p text:style-name="P7"><text:span text:style-name="T7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15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16">do text</text:span></text:p><text:p text:style-name="P10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33:56.008488267</dc:date>
    <dc:language>fr-FR</dc:language>
    <meta:editing-cycles>68</meta:editing-cycles>
    <meta:editing-duration>P1DT8H18M4S</meta:editing-duration>
    <meta:document-statistic meta:table-count="1" meta:image-count="0" meta:object-count="0" meta:page-count="1" meta:paragraph-count="21" meta:word-count="139" meta:character-count="1095" meta:non-whitespace-character-count="995"/>
    <meta:user-defined meta:name="Info 1"/>
    <meta:user-defined meta:name="Info 2"/>
    <meta:user-defined meta:name="Info 3"/>
    <meta:user-defined meta:name="Info 4"/>
  </office:meta>
</office:document-meta>
</file>